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erif" svg:font-family="'Droid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erif" fo:font-size="14pt" fo:font-style="italic" fo:font-weight="normal" officeooo:rsid="00080f85" officeooo:paragraph-rsid="00080f85" style:font-style-asian="italic" style:font-weight-asian="normal" style:font-style-complex="italic" style:font-weight-complex="normal"/>
    </style:style>
    <style:style style:name="P2" style:family="paragraph" style:parent-style-name="Standard">
      <style:text-properties style:font-name="Droid Serif" fo:font-size="14pt" fo:font-style="italic" fo:font-weight="normal" officeooo:rsid="0009dd42" officeooo:paragraph-rsid="0009dd42" style:font-style-asian="italic" style:font-weight-asian="normal" style:font-style-complex="italic" style:font-weight-complex="normal"/>
    </style:style>
    <style:style style:name="P3" style:family="paragraph" style:parent-style-name="Standard">
      <style:text-properties style:font-name="Droid Serif" fo:font-size="14pt" fo:font-style="italic" fo:font-weight="normal" officeooo:rsid="0009dd42" officeooo:paragraph-rsid="00179fa9" style:font-style-asian="italic" style:font-weight-asian="normal" style:font-style-complex="italic" style:font-weight-complex="normal"/>
    </style:style>
    <style:style style:name="P4" style:family="paragraph" style:parent-style-name="Standard">
      <style:text-properties style:font-name="Droid Serif" fo:font-size="14pt" fo:font-style="italic" fo:font-weight="normal" officeooo:rsid="000f0b74" officeooo:paragraph-rsid="000f0b74" style:font-style-asian="italic" style:font-weight-asian="normal" style:font-style-complex="italic" style:font-weight-complex="normal"/>
    </style:style>
    <style:style style:name="P5" style:family="paragraph" style:parent-style-name="Standard">
      <style:text-properties style:font-name="Droid Serif" fo:font-size="14pt" fo:font-style="italic" fo:font-weight="normal" officeooo:rsid="0010a817" officeooo:paragraph-rsid="0010a817" style:font-style-asian="italic" style:font-weight-asian="normal" style:font-style-complex="italic" style:font-weight-complex="normal"/>
    </style:style>
    <style:style style:name="P6" style:family="paragraph" style:parent-style-name="Standard">
      <style:text-properties style:font-name="Droid Serif" fo:font-size="14pt" fo:font-style="italic" fo:font-weight="normal" officeooo:rsid="00152b2b" officeooo:paragraph-rsid="00152b2b" style:font-style-asian="italic" style:font-weight-asian="normal" style:font-style-complex="italic" style:font-weight-complex="normal"/>
    </style:style>
    <style:style style:name="P7" style:family="paragraph" style:parent-style-name="Standard">
      <style:text-properties style:font-name="Droid Serif" fo:font-size="14pt" fo:font-style="italic" fo:font-weight="normal" officeooo:rsid="00152b2b" officeooo:paragraph-rsid="00163400" style:font-style-asian="italic" style:font-weight-asian="normal" style:font-style-complex="italic" style:font-weight-complex="normal"/>
    </style:style>
    <style:style style:name="P8" style:family="paragraph" style:parent-style-name="Standard">
      <style:text-properties style:font-name="Droid Serif" fo:font-size="14pt" fo:font-style="italic" fo:font-weight="normal" officeooo:rsid="00183282" officeooo:paragraph-rsid="00183282" style:font-style-asian="italic" style:font-weight-asian="normal" style:font-style-complex="italic" style:font-weight-complex="normal"/>
    </style:style>
    <style:style style:name="P9" style:family="paragraph" style:parent-style-name="Standard">
      <style:text-properties style:font-name="Droid Serif" fo:font-size="16pt" fo:font-style="normal" fo:font-weight="bold" officeooo:rsid="001e9c22" officeooo:paragraph-rsid="001e9c22" style:font-style-asian="normal" style:font-weight-asian="bold" style:font-style-complex="normal" style:font-weight-complex="bold"/>
    </style:style>
    <style:style style:name="P10" style:family="paragraph" style:parent-style-name="Standard">
      <style:text-properties style:font-name="Droid Serif" fo:font-size="18pt" fo:font-weight="bold" style:font-weight-asian="bold" style:font-weight-complex="bold"/>
    </style:style>
    <style:style style:name="P11" style:family="paragraph" style:parent-style-name="Standard">
      <style:text-properties style:font-name="Droid Serif" fo:font-size="12pt" fo:font-weight="normal" officeooo:rsid="00080f85" officeooo:paragraph-rsid="00080f85" style:font-weight-asian="normal" style:font-weight-complex="normal"/>
    </style:style>
    <style:style style:name="P12" style:family="paragraph" style:parent-style-name="Standard">
      <style:text-properties style:font-name="Droid Serif" fo:font-size="12pt" fo:font-weight="normal" officeooo:rsid="00080f85" officeooo:paragraph-rsid="00152b2b" style:font-weight-asian="normal" style:font-weight-complex="normal"/>
    </style:style>
    <style:style style:name="P13" style:family="paragraph" style:parent-style-name="Standard">
      <style:text-properties style:font-name="Droid Serif" fo:font-size="12pt" fo:font-style="normal" fo:font-weight="normal" officeooo:rsid="001afaf2" officeooo:paragraph-rsid="001d7296" style:font-style-asian="normal" style:font-weight-asian="normal" style:font-style-complex="normal" style:font-weight-complex="normal"/>
    </style:style>
    <style:style style:name="P14" style:family="paragraph" style:parent-style-name="Standard">
      <style:text-properties style:font-name="Droid Serif" fo:font-size="12pt" fo:font-style="normal" fo:font-weight="normal" officeooo:rsid="001e9c22" officeooo:paragraph-rsid="001e9c22" style:font-style-asian="normal" style:font-weight-asian="normal" style:font-style-complex="normal" style:font-weight-complex="normal"/>
    </style:style>
    <style:style style:name="P15" style:family="paragraph" style:parent-style-name="Standard">
      <style:text-properties style:font-name="Droid Serif" fo:font-size="12pt" fo:font-style="normal" fo:font-weight="normal" officeooo:rsid="0024ca3e" officeooo:paragraph-rsid="0024ca3e" style:font-style-asian="normal" style:font-weight-asian="normal" style:font-style-complex="normal" style:font-weight-complex="normal"/>
    </style:style>
    <style:style style:name="P16" style:family="paragraph" style:parent-style-name="Standard">
      <style:text-properties style:font-name="Droid Serif" fo:font-size="12pt" fo:font-style="normal" fo:font-weight="normal" officeooo:rsid="0024ca3e" officeooo:paragraph-rsid="002a476b" style:font-style-asian="normal" style:font-weight-asian="normal" style:font-style-complex="normal" style:font-weight-complex="normal"/>
    </style:style>
    <style:style style:name="P17" style:family="paragraph" style:parent-style-name="Standard">
      <style:text-properties style:font-name="Droid Serif" fo:font-size="12pt" fo:font-style="normal" fo:font-weight="normal" officeooo:rsid="002a476b" officeooo:paragraph-rsid="002a476b" style:font-style-asian="normal" style:font-weight-asian="normal" style:font-style-complex="normal" style:font-weight-complex="normal"/>
    </style:style>
    <style:style style:name="P18" style:family="paragraph" style:parent-style-name="Standard">
      <style:text-properties style:font-name="Droid Serif" fo:font-size="12pt" fo:font-style="normal" fo:font-weight="normal" officeooo:rsid="002dfa5e" officeooo:paragraph-rsid="002dfa5e" style:font-style-asian="normal" style:font-weight-asian="normal" style:font-style-complex="normal" style:font-weight-complex="normal"/>
    </style:style>
    <style:style style:name="P19" style:family="paragraph" style:parent-style-name="Standard">
      <style:text-properties style:font-name="Droid Serif" fo:font-size="12pt" fo:font-style="normal" fo:font-weight="normal" officeooo:rsid="0037b131" officeooo:paragraph-rsid="0037b131" style:font-style-asian="normal" style:font-weight-asian="normal" style:font-style-complex="normal" style:font-weight-complex="normal"/>
    </style:style>
    <style:style style:name="P20" style:family="paragraph" style:parent-style-name="Standard">
      <style:text-properties style:font-name="Droid Serif" fo:font-size="12pt" fo:font-weight="normal" officeooo:rsid="0009dd42" officeooo:paragraph-rsid="00152b2b" style:font-weight-asian="normal" style:font-weight-complex="normal"/>
    </style:style>
    <style:style style:name="P21" style:family="paragraph" style:parent-style-name="Standard">
      <style:text-properties style:font-name="Droid Serif" fo:font-size="12pt" fo:font-weight="normal" officeooo:rsid="0009dd42" officeooo:paragraph-rsid="0013dc52" style:font-weight-asian="normal" style:font-weight-complex="normal"/>
    </style:style>
    <style:style style:name="P22" style:family="paragraph" style:parent-style-name="Standard">
      <style:text-properties style:font-name="Droid Serif" fo:font-size="12pt" fo:font-style="normal" fo:font-weight="normal" officeooo:rsid="00163400" officeooo:paragraph-rsid="00163400" style:font-style-asian="normal" style:font-weight-asian="normal" style:font-style-complex="normal" style:font-weight-complex="normal"/>
    </style:style>
    <style:style style:name="P23" style:family="paragraph" style:parent-style-name="Standard">
      <style:text-properties style:font-name="Droid Serif" fo:font-size="12pt" fo:font-style="normal" fo:font-weight="normal" officeooo:rsid="000a7e41" officeooo:paragraph-rsid="0009dd42" style:font-style-asian="normal" style:font-weight-asian="normal" style:font-style-complex="normal" style:font-weight-complex="normal"/>
    </style:style>
    <style:style style:name="P24" style:family="paragraph" style:parent-style-name="Standard">
      <style:text-properties style:font-name="Droid Serif" fo:font-size="12pt" fo:font-style="normal" fo:font-weight="normal" officeooo:rsid="000dec0b" officeooo:paragraph-rsid="00179fa9" style:font-style-asian="normal" style:font-weight-asian="normal" style:font-style-complex="normal" style:font-weight-complex="normal"/>
    </style:style>
    <style:style style:name="P25" style:family="paragraph" style:parent-style-name="Standard">
      <style:text-properties style:font-name="Droid Serif" fo:font-size="12pt" fo:font-style="normal" fo:font-weight="normal" officeooo:rsid="000dec0b" officeooo:paragraph-rsid="0009dd42" style:font-style-asian="normal" style:font-weight-asian="normal" style:font-style-complex="normal" style:font-weight-complex="normal"/>
    </style:style>
    <style:style style:name="P26" style:family="paragraph" style:parent-style-name="Standard" style:list-style-name="L1">
      <style:text-properties style:font-name="Droid Serif" fo:font-size="12pt" fo:font-style="normal" fo:font-weight="normal" officeooo:rsid="0010a817" officeooo:paragraph-rsid="0010a817" style:font-style-asian="normal" style:font-weight-asian="normal" style:font-style-complex="normal" style:font-weight-complex="normal"/>
    </style:style>
    <style:style style:name="P27" style:family="paragraph" style:parent-style-name="Standard">
      <style:text-properties style:font-name="Droid Serif" fo:font-size="12pt" fo:font-style="normal" fo:font-weight="normal" officeooo:rsid="002cd23d" officeooo:paragraph-rsid="003c9d49" style:font-style-asian="normal" style:font-weight-asian="normal" style:font-style-complex="normal" style:font-weight-complex="normal"/>
    </style:style>
    <style:style style:name="P28" style:family="paragraph" style:parent-style-name="Standard">
      <style:text-properties style:font-name="Droid Serif" fo:font-size="12pt" fo:font-style="normal" fo:font-weight="normal" officeooo:rsid="00404794" officeooo:paragraph-rsid="00404794" style:font-style-asian="normal" style:font-weight-asian="normal" style:font-style-complex="normal" style:font-weight-complex="normal"/>
    </style:style>
    <style:style style:name="P29" style:family="paragraph" style:parent-style-name="Standard">
      <style:text-properties style:font-name="Droid Serif" fo:font-size="12pt" fo:font-style="normal" fo:font-weight="normal" officeooo:rsid="002dfa5e" officeooo:paragraph-rsid="00404794" style:font-style-asian="normal" style:font-weight-asian="normal" style:font-style-complex="normal" style:font-weight-complex="normal"/>
    </style:style>
    <style:style style:name="P30" style:family="paragraph" style:parent-style-name="Standard">
      <style:text-properties style:font-name="Droid Serif" fo:font-size="12pt" fo:font-style="normal" fo:font-weight="normal" officeooo:rsid="00415454" officeooo:paragraph-rsid="00415454" style:font-style-asian="normal" style:font-weight-asian="normal" style:font-style-complex="normal" style:font-weight-complex="normal"/>
    </style:style>
    <style:style style:name="P31" style:family="paragraph" style:parent-style-name="Standard">
      <style:text-properties style:font-name="Droid Serif" fo:font-size="12pt" fo:font-style="normal" fo:font-weight="normal" officeooo:rsid="0044ad77" officeooo:paragraph-rsid="0044ad77" style:font-style-asian="normal" style:font-weight-asian="normal" style:font-style-complex="normal" style:font-weight-complex="normal"/>
    </style:style>
    <style:style style:name="P32" style:family="paragraph" style:parent-style-name="Standard">
      <style:text-properties style:font-name="Droid Serif" fo:font-size="12pt" fo:font-style="normal" fo:font-weight="normal" officeooo:rsid="0045c98f" officeooo:paragraph-rsid="0045c98f" style:font-style-asian="normal" style:font-weight-asian="normal" style:font-style-complex="normal" style:font-weight-complex="normal"/>
    </style:style>
    <style:style style:name="P33" style:family="paragraph" style:parent-style-name="Standard">
      <style:text-properties style:font-name="Droid Serif" fo:font-size="12pt" fo:font-style="normal" fo:font-weight="normal" officeooo:rsid="003bc6c5" officeooo:paragraph-rsid="0037b131" style:font-style-asian="normal" style:font-weight-asian="normal" style:font-style-complex="normal" style:font-weight-complex="normal"/>
    </style:style>
    <style:style style:name="P34" style:family="paragraph" style:parent-style-name="Standard" style:list-style-name="L1">
      <style:text-properties style:font-name="Droid Serif" fo:font-size="14pt" fo:font-style="italic" fo:font-weight="normal" officeooo:rsid="0010a817" officeooo:paragraph-rsid="0010a817" style:font-style-asian="italic" style:font-weight-asian="normal" style:font-style-complex="italic" style:font-weight-complex="normal"/>
    </style:style>
    <style:style style:name="T1" style:family="text">
      <style:text-properties officeooo:rsid="00080f85"/>
    </style:style>
    <style:style style:name="T2" style:family="text">
      <style:text-properties officeooo:rsid="0009dd42"/>
    </style:style>
    <style:style style:name="T3" style:family="text">
      <style:text-properties fo:font-size="12pt" fo:font-style="normal" style:font-style-asian="normal" style:font-style-complex="normal"/>
    </style:style>
    <style:style style:name="T4" style:family="text">
      <style:text-properties fo:font-size="12pt" fo:font-style="normal" officeooo:rsid="000a7e41" style:font-style-asian="normal" style:font-style-complex="normal"/>
    </style:style>
    <style:style style:name="T5" style:family="text">
      <style:text-properties fo:font-size="12pt" fo:font-style="normal" officeooo:rsid="000dec0b" style:font-style-asian="normal" style:font-style-complex="normal"/>
    </style:style>
    <style:style style:name="T6" style:family="text">
      <style:text-properties fo:font-size="12pt" fo:font-style="normal" officeooo:rsid="00107d75" style:font-style-asian="normal" style:font-style-complex="normal"/>
    </style:style>
    <style:style style:name="T7" style:family="text">
      <style:text-properties fo:font-size="12pt" fo:font-style="normal" officeooo:rsid="0010a817" style:font-style-asian="normal" style:font-style-complex="normal"/>
    </style:style>
    <style:style style:name="T8" style:family="text">
      <style:text-properties fo:font-size="12pt" fo:font-style="normal" officeooo:rsid="0012a1ac" style:font-style-asian="normal" style:font-style-complex="normal"/>
    </style:style>
    <style:style style:name="T9" style:family="text">
      <style:text-properties fo:font-size="12pt" fo:font-style="normal" officeooo:rsid="00163400" style:font-style-asian="normal" style:font-style-complex="normal"/>
    </style:style>
    <style:style style:name="T10" style:family="text">
      <style:text-properties fo:font-size="12pt" fo:font-style="normal" officeooo:rsid="00179fa9" style:font-style-asian="normal" style:font-style-complex="normal"/>
    </style:style>
    <style:style style:name="T11" style:family="text">
      <style:text-properties fo:font-size="12pt" fo:font-style="normal" officeooo:rsid="00183282" style:font-style-asian="normal" style:font-style-complex="normal"/>
    </style:style>
    <style:style style:name="T12" style:family="text">
      <style:text-properties fo:font-size="12pt" officeooo:rsid="000dec0b"/>
    </style:style>
    <style:style style:name="T13" style:family="text">
      <style:text-properties officeooo:rsid="000dec0b"/>
    </style:style>
    <style:style style:name="T14" style:family="text">
      <style:text-properties officeooo:rsid="001302fd"/>
    </style:style>
    <style:style style:name="T15" style:family="text">
      <style:text-properties officeooo:rsid="0013dc52"/>
    </style:style>
    <style:style style:name="T16" style:family="text">
      <style:text-properties officeooo:rsid="001a76ac"/>
    </style:style>
    <style:style style:name="T17" style:family="text">
      <style:text-properties officeooo:rsid="001bed3e"/>
    </style:style>
    <style:style style:name="T18" style:family="text">
      <style:text-properties officeooo:rsid="001d7296"/>
    </style:style>
    <style:style style:name="T19" style:family="text">
      <style:text-properties officeooo:rsid="00234005"/>
    </style:style>
    <style:style style:name="T20" style:family="text">
      <style:text-properties officeooo:rsid="00259324"/>
    </style:style>
    <style:style style:name="T21" style:family="text">
      <style:text-properties officeooo:rsid="002a476b"/>
    </style:style>
    <style:style style:name="T22" style:family="text">
      <style:text-properties officeooo:rsid="002ba375"/>
    </style:style>
    <style:style style:name="T23" style:family="text">
      <style:text-properties officeooo:rsid="002cdf71"/>
    </style:style>
    <style:style style:name="T24" style:family="text">
      <style:text-properties officeooo:rsid="002f79e4"/>
    </style:style>
    <style:style style:name="T25" style:family="text">
      <style:text-properties officeooo:rsid="00316594"/>
    </style:style>
    <style:style style:name="T26" style:family="text">
      <style:text-properties officeooo:rsid="0034419a"/>
    </style:style>
    <style:style style:name="T27" style:family="text">
      <style:text-properties officeooo:rsid="0036281d"/>
    </style:style>
    <style:style style:name="T28" style:family="text">
      <style:text-properties officeooo:rsid="0038692d"/>
    </style:style>
    <style:style style:name="T29" style:family="text">
      <style:text-properties officeooo:rsid="0039cbe7"/>
    </style:style>
    <style:style style:name="T30" style:family="text">
      <style:text-properties officeooo:rsid="00431e11"/>
    </style:style>
    <style:style style:name="T31" style:family="text">
      <style:text-properties officeooo:rsid="0044bc65"/>
    </style:style>
    <style:style style:name="T32" style:family="text">
      <style:text-properties officeooo:rsid="0046857b"/>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text:span text:style-name="T1">C</text:span>ritical use case model</text:p>
      <text:p text:style-name="P11"/>
      <text:p text:style-name="P1">Parsing XML files</text:p>
      <text:p text:style-name="P11"/>
      <text:p text:style-name="P12">During the process of <text:span text:style-name="T14">transcription </text:span>the <text:span text:style-name="T15">transcribed version of the </text:span>documents <text:span text:style-name="T15">have been stored in XML format</text:span> according to the TEI standard. T<text:span text:style-name="T14">he system have to parse the structure</text:span> <text:span text:style-name="T14">of these XML files and extract the text that should be provided to the search engine. Maintaining the data</text:span> structure <text:span text:style-name="T15">of the XML files is important. The XML-to-JSON module transforms the extracted text in JSON </text:span>format <text:span text:style-name="T2">that is suitable for the search engine but also contains the important information stored in the XML tags.</text:span></text:p>
      <text:p text:style-name="P20"><text:s/></text:p>
      <text:p text:style-name="P21">During the process of document parsing the system links each of the XML files with the record of extracted text that is imported into the search engine. This method allows the quick responsiveness of the search engine and direct link from element in the search result to the original XML files of the transcribed documents.</text:p>
      <text:p text:style-name="P11"/>
      <text:p text:style-name="P4">Searching</text:p>
      <text:p text:style-name="P2"/>
      <text:p text:style-name="P7"><text:span text:style-name="T4">T</text:span><text:span text:style-name="T3">he search functionality of the system is based on the open-source project Elasticsearch. </text:span><text:span text:style-name="T9">This core element of the system </text:span><text:span text:style-name="T3">provides quick responsiveness through large amount of documents but more important </text:span><text:span text:style-name="T9">a whole pack of tools for language processing that “work out of the box”</text:span><text:span text:style-name="T3">. </text:span></text:p>
      <text:p text:style-name="P22"/>
      <text:p text:style-name="P22">The rich documentation and the large developer community of the project Elasticsearch provides quick development process and easy maintenance.</text:p>
      <text:p text:style-name="P23"/>
      <text:p text:style-name="P3"><text:span text:style-name="T7">The </text:span><text:span text:style-name="T11">storage layer </text:span><text:span text:style-name="T10">module “Search Interface” </text:span><text:span text:style-name="T6">generate</text:span><text:span text:style-name="T10">s</text:span><text:span text:style-name="T6"> specific </text:span><text:span text:style-name="T10">JSON </text:span><text:span text:style-name="T6">queries that are sent to </text:span><text:span text:style-name="T10">the search engine</text:span><text:span text:style-name="T12">.</text:span><text:span text:style-name="T5"> </text:span><text:span text:style-name="T10">This module transforms </text:span><text:span text:style-name="T6">the </text:span><text:span text:style-name="T10">response</text:span><text:span text:style-name="T6"> </text:span><text:span text:style-name="T11">of </text:span><text:span text:style-name="T10">the search engine</text:span><text:span text:style-name="T5"> </text:span><text:span text:style-name="T10">into a list of matched text results. T</text:span><text:span text:style-name="T11">his list is extended by </text:span><text:span text:style-name="T10">the </text:span><text:span text:style-name="T11">application layer </text:span><text:span text:style-name="T10">module “Search Adapter” </text:span><text:span text:style-name="T11">which </text:span><text:span text:style-name="T7">link</text:span><text:span text:style-name="T11">s each of the matched results</text:span><text:span text:style-name="T7"> </text:span><text:span text:style-name="T11">to corresponding </text:span><text:span text:style-name="T7">XML </text:span><text:span text:style-name="T11">file</text:span><text:span text:style-name="T5">. </text:span></text:p>
      <text:p text:style-name="P24"/>
      <text:p text:style-name="P8"><text:span text:style-name="T5">T</text:span><text:span text:style-name="T3">he already extended list of search results along with search suggestions from the Elasticsearch</text:span><text:span text:style-name="T10"> </text:span><text:span text:style-name="T3">are passed to the view layer module “Search Documents”. This module is responsible for generating the HTML page that contains the search results corresponding to the user input.</text:span></text:p>
      <text:p text:style-name="P25"/>
      <text:p text:style-name="P5"><text:span text:style-name="T5">T</text:span><text:span text:style-name="T3">he searching functionality allow</text:span><text:span text:style-name="T11">s</text:span><text:span text:style-name="T3"> the use of filters such as:</text:span></text:p>
      <text:list xml:id="list4669088400661055257" text:style-name="L1">
        <text:list-item>
          <text:p text:style-name="P26">ID of document</text:p>
        </text:list-item>
        <text:list-item>
          <text:p text:style-name="P26">Annotations</text:p>
        </text:list-item>
        <text:list-item>
          <text:p text:style-name="P34"><text:span text:style-name="T8">Proper n</text:span><text:span text:style-name="T3">ames</text:span></text:p>
        </text:list-item>
      </text:list>
      <text:p text:style-name="P25"/>
      <text:p text:style-name="P25"/>
      <text:p text:style-name="P6"><text:span text:style-name="T13">U</text:span>pload/<text:span text:style-name="T16">Edit</text:span> <text:span text:style-name="T16">XML </text:span>files</text:p>
      <text:p text:style-name="P6"/>
      <text:p text:style-name="P13">This functionality <text:span text:style-name="T17">of the system</text:span> allow<text:span text:style-name="T18">ed only for authentication users with administrative privileges. It provides simple way to </text:span>import new documents. <text:span text:style-name="T18">This </text:span><text:soft-page-break/><text:span text:style-name="T18">process </text:span>requires the user to submit scanned image of the original document together with XML <text:span text:style-name="T18">file of the</text:span> transcribed version. </text:p>
      <text:p text:style-name="P13"/>
      <text:p text:style-name="P13"><text:span text:style-name="T17">The application layer module “Login handler”</text:span> <text:span text:style-name="T18">is responsible for the user authentication. It allows only authorised users to import and modify documents. The fundamental component of the system is based on the ruby-on-rails gem Devise which provides complete authentication system that “works out of the box”.</text:span></text:p>
      <text:p text:style-name="P13"/>
      <text:p text:style-name="P14">The application layer module “Read/Write/Delete documents” receives the image and XML files from the user and uploads them on the server and creates a corresponding record to the PostgreSQL database server. This method allows efficient access to all imported documents.</text:p>
      <text:p text:style-name="P14"/>
      <text:p text:style-name="P14"/>
      <text:p text:style-name="P9"><text:span text:style-name="T19">C</text:span>andidate system architecture</text:p>
      <text:p text:style-name="P9"><text:s/></text:p>
      <text:p text:style-name="P15">The system provides three main functionalities: </text:p>
      <text:p text:style-name="P15">- Display Documents.</text:p>
      <text:p text:style-name="P15">- Searching through transcribed version of the documents.</text:p>
      <text:p text:style-name="P15">- Control of the content.</text:p>
      <text:p text:style-name="P15"/>
      <text:p text:style-name="P16"><text:span text:style-name="T21">The system architecture is based on the three-tier architecture model. </text:span>Each of these functionalities <text:span text:style-name="T20">consist of modules in each of the three layers of the system.</text:span></text:p>
      <text:p text:style-name="P17">The <text:span text:style-name="T22">p</text:span>resentation layer of the system provides the graphical user interface. <text:span text:style-name="T22">The application layer of the system provides the business logic for each of the functionalities where the storage layer consist of the modules that interact with the PostgreSQL database, Elasticsearch and apply read/write operations to the stored files.</text:span></text:p>
      <text:p text:style-name="P17"/>
      <text:p text:style-name="P27">The <text:span text:style-name="T29">p</text:span>resentation layer have significant role in transforming the data gathered from the system into visual structure that is displayed to the user. <text:span text:style-name="T29">S</text:span>ignificant aspect of the modules in this layer is to provide smooth navigation between the different functionalities of the system. <text:span text:style-name="T26">To a</text:span>chiev<text:span text:style-name="T26">e </text:span>this intention <text:span text:style-name="T26">the modules in the p</text:span>resentation<text:span text:style-name="T26"> layer</text:span> take use of the CSS and JavaScript libraries provided by <text:span text:style-name="T27">several open-source project such as </text:span>BootStrap and Jqu<text:span text:style-name="T23">ery.</text:span></text:p>
      <text:p text:style-name="P18"/>
      <text:p text:style-name="P29">The components in the application layer contain the business logic of the system. This layer contains the implementation for each of the functionalit<text:span text:style-name="T24">ies</text:span> of the system and transforms the data gathered from the storage layer into format that would be suitable for the presentation layer. </text:p>
      <text:p text:style-name="P29"/>
      <text:p text:style-name="P29"><text:span text:style-name="T25">The modules in this part of the system analyse the user input and executes the corresponding functions. The application layer contains the methods that are responsible for the user authentication, uploading new documents and composing the search result into suitable format for the presentation layer. Minimising coupling requires each of these functionalities to be managed from small number of classes and methods at the same time to maximise cohesion of the system we require to split each of the functionality into at least several independent classes or methods. <text:s/>Achieving both minimum coupling and maximum cohesion in the application layer of the system requires each functionality to be composed into two independent parts. </text:span></text:p>
      <text:p text:style-name="P30"><text:soft-page-break/>The user authentication of the system is based on the ruby gem Devise which implements all necessarily modules to provide secure authentication. However, the module “Login handler” <text:span text:style-name="T30">stores </text:span>additional data and record<text:span text:style-name="T30">s</text:span> <text:span text:style-name="T30">the system requires </text:span>for each user <text:span text:style-name="T30">where the module “Change Password” provides the functionality for authenticated user with administrative privileges to set new password for the every user of the system</text:span>.</text:p>
      <text:p text:style-name="P31"/>
      <text:p text:style-name="P31">The functionality of displaying stored documents is driven by the module “Compose handler” which is responsible for combining the transcription of a document with the corresponding scanned image of the document and the additional information such as: date, document ID.</text:p>
      <text:p text:style-name="P31"/>
      <text:p text:style-name="P31">The module “Search handler” is responsible for analysing the user input, executing the corresponding functionality of the storage layer module “<text:span text:style-name="T31">Search interface</text:span>” <text:span text:style-name="T31">and provide the results in suitable format to the presentation layer module “Search Documents”</text:span></text:p>
      <text:p text:style-name="P28"/>
      <text:p text:style-name="P32">The users of the system are allowed to upload new documents and modify/remove existing ones. This functionality is composed of two modules “Upload document” and “Delete document”. The first module provides the upload/modify function and the second module is responsible for removing documents from the system. <text:span text:style-name="T32">These are critical components of the system and they are available only for authenticated users with corresponding privileges.</text:span></text:p>
      <text:p text:style-name="P28"/>
      <text:p text:style-name="P19">The storage layer contains the modules that are responsible for the interaction of the system with <text:span text:style-name="T28">the PostgreSQL database and the search engine. These modules are transforming the data from the user input to SQL queries and JSON requests that then sent to the external servers. The components in this layer also transform the response received from both the database server and Elasticsearch into proper format that can be processed by the application layer.</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erif" svg:font-family="'Droid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7:27:23.817440293</meta:creation-date>
    <dc:date>2016-11-19T11:24:43.669828880</dc:date>
    <meta:editing-duration>PT14H30M49S</meta:editing-duration>
    <meta:editing-cycles>43</meta:editing-cycles>
    <meta:generator>LibreOffice/5.2.3.3$Linux_X86_64 LibreOffice_project/20m0$Build-3</meta:generator>
    <meta:document-statistic meta:table-count="0" meta:image-count="0" meta:object-count="0" meta:page-count="3" meta:paragraph-count="34" meta:word-count="1061" meta:character-count="6881" meta:non-whitespace-character-count="5846"/>
  </office:meta>
</office:document-meta>
</file>